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atArrayFieldTest_primitive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setValue( float [ ]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ArrayFieldTest_primitive.test_codec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